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c1a0" officeooo:paragraph-rsid="001bc1a0"/>
    </style:style>
    <style:style style:name="P2" style:family="paragraph" style:parent-style-name="Standard">
      <style:text-properties officeooo:rsid="0020c5b6" officeooo:paragraph-rsid="0020c5b6"/>
    </style:style>
    <style:style style:name="P3" style:family="paragraph" style:parent-style-name="Standard">
      <style:text-properties officeooo:rsid="002355e0" officeooo:paragraph-rsid="002355e0"/>
    </style:style>
    <style:style style:name="P4" style:family="paragraph" style:parent-style-name="Standard">
      <style:text-properties officeooo:rsid="0024c70f" officeooo:paragraph-rsid="0024c70f"/>
    </style:style>
    <style:style style:name="P5" style:family="paragraph" style:parent-style-name="Standard">
      <style:text-properties officeooo:rsid="00290e70" officeooo:paragraph-rsid="00290e70"/>
    </style:style>
    <style:style style:name="P6" style:family="paragraph" style:parent-style-name="Standard">
      <style:text-properties officeooo:rsid="002e68b3" officeooo:paragraph-rsid="002e68b3"/>
    </style:style>
    <style:style style:name="P7" style:family="paragraph" style:parent-style-name="Standard">
      <style:text-properties officeooo:rsid="003864af" officeooo:paragraph-rsid="003864af"/>
    </style:style>
    <style:style style:name="P8" style:family="paragraph" style:parent-style-name="Standard">
      <style:text-properties officeooo:rsid="003d986f" officeooo:paragraph-rsid="003d986f"/>
    </style:style>
    <style:style style:name="P9" style:family="paragraph" style:parent-style-name="Standard">
      <style:text-properties officeooo:rsid="003d986f" officeooo:paragraph-rsid="003f5bba"/>
    </style:style>
    <style:style style:name="P10" style:family="paragraph" style:parent-style-name="Standard">
      <style:text-properties officeooo:rsid="00453c97" officeooo:paragraph-rsid="00453c97"/>
    </style:style>
    <style:style style:name="T1" style:family="text">
      <style:text-properties officeooo:rsid="001d9841"/>
    </style:style>
    <style:style style:name="T2" style:family="text">
      <style:text-properties officeooo:rsid="001e5be8"/>
    </style:style>
    <style:style style:name="T3" style:family="text">
      <style:text-properties officeooo:rsid="001ea4f3"/>
    </style:style>
    <style:style style:name="T4" style:family="text">
      <style:text-properties officeooo:rsid="002030d7"/>
    </style:style>
    <style:style style:name="T5" style:family="text">
      <style:text-properties officeooo:rsid="00222b74"/>
    </style:style>
    <style:style style:name="T6" style:family="text">
      <style:text-properties officeooo:rsid="0023666f"/>
    </style:style>
    <style:style style:name="T7" style:family="text">
      <style:text-properties officeooo:rsid="0024ef3a"/>
    </style:style>
    <style:style style:name="T8" style:family="text">
      <style:text-properties officeooo:rsid="002696e8"/>
    </style:style>
    <style:style style:name="T9" style:family="text">
      <style:text-properties officeooo:rsid="002788c1"/>
    </style:style>
    <style:style style:name="T10" style:family="text">
      <style:text-properties officeooo:rsid="002a100e"/>
    </style:style>
    <style:style style:name="T11" style:family="text">
      <style:text-properties officeooo:rsid="002b7b29"/>
    </style:style>
    <style:style style:name="T12" style:family="text">
      <style:text-properties officeooo:rsid="002d29c9"/>
    </style:style>
    <style:style style:name="T13" style:family="text">
      <style:text-properties officeooo:rsid="0030d4ee"/>
    </style:style>
    <style:style style:name="T14" style:family="text">
      <style:text-properties officeooo:rsid="0031b388"/>
    </style:style>
    <style:style style:name="T15" style:family="text">
      <style:text-properties officeooo:rsid="00335127"/>
    </style:style>
    <style:style style:name="T16" style:family="text">
      <style:text-properties officeooo:rsid="003933fa"/>
    </style:style>
    <style:style style:name="T17" style:family="text">
      <style:text-properties officeooo:rsid="0039aa4c"/>
    </style:style>
    <style:style style:name="T18" style:family="text">
      <style:text-properties officeooo:rsid="003a2029"/>
    </style:style>
    <style:style style:name="T19" style:family="text">
      <style:text-properties officeooo:rsid="003a7cb5"/>
    </style:style>
    <style:style style:name="T20" style:family="text">
      <style:text-properties officeooo:rsid="003c561b"/>
    </style:style>
    <style:style style:name="T21" style:family="text">
      <style:text-properties officeooo:rsid="003f510d"/>
    </style:style>
    <style:style style:name="T22" style:family="text">
      <style:text-properties officeooo:rsid="003ffb77"/>
    </style:style>
    <style:style style:name="T23" style:family="text">
      <style:text-properties officeooo:rsid="0041d860"/>
    </style:style>
    <style:style style:name="T24" style:family="text">
      <style:text-properties officeooo:rsid="00439804"/>
    </style:style>
    <style:style style:name="T25" style:family="text">
      <style:text-properties officeooo:rsid="00453c97"/>
    </style:style>
    <style:style style:name="T26" style:family="text">
      <style:text-properties officeooo:rsid="0046ae61"/>
    </style:style>
    <style:style style:name="T27" style:family="text">
      <style:text-properties officeooo:rsid="00475c8e"/>
    </style:style>
    <style:style style:name="T28" style:family="text">
      <style:text-properties officeooo:rsid="0047c74a"/>
    </style:style>
    <style:style style:name="T29" style:family="text">
      <style:text-properties officeooo:rsid="004840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runaway trolley is speeding down the track. If nothing stops it, it will crush five people tied down on the tracks. Only you could <text:span text:style-name="T1">make</text:span> it <text:span text:style-name="T1">change tracks </text:span>by pulling a conveniently placed lever, right by your feet. However, if you were to pull that lever, <text:span text:style-name="T1">the trolley would run over an <text:s/>innocent person </text:span><text:span text:style-name="T2">also mysteriously tied on the other track. </text:span><text:span text:style-name="T3">Do you pull the lever </text:span><text:span text:style-name="T4">(</text:span><text:span text:style-name="T3">←</text:span><text:span text:style-name="T4">)</text:span><text:span text:style-name="T3"> or not </text:span><text:span text:style-name="T4">(</text:span><text:span text:style-name="T3">→</text:span><text:span text:style-name="T4">)</text:span><text:span text:style-name="T3"> ?</text:span></text:p>
      <text:p text:style-name="P1"/>
      <text:p text:style-name="P2">The police rush to the scene to find you lever in hand and a single person reduced to paste by the <text:span text:style-name="T25">trolle</text:span><text:span text:style-name="T26">y</text:span>. The police rush towards you, immediately putting you in hand cuffs. You’ve been caught red handed. <text:span text:style-name="T5">The police stuff you into their car, you’re on the way to the station it would <text:s/>seem.</text:span></text:p>
      <text:p text:style-name="P2"/>
      <text:p text:style-name="P3">Once at the station, you notice a peculiar design flaw: your cell seems to be placed right next to a big red button reading “Cell Doors Release”. You could definitely press this button to release yourself – and a few other bloodthirsty criminals – or you could just stay in the prison cell awaiting your sentence. <text:span text:style-name="T6">Do you push the button (←) or not (→) ?</text:span></text:p>
      <text:p text:style-name="P3"/>
      <text:p text:style-name="P4">The sirens start blaring as every prisoner rushes out of their cell. You follow them, sneaking to make yourself a smaller target. As you peak into one of the offices of the police station, you notice a family, seemingly grieving the loss of a loved one. Suddenly, one of the inmates barges into the office, threatening the family <text:span text:style-name="T7">with a gun, no doubt taken from one of the police officers that was overwhelmed.</text:span> <text:span text:style-name="T7">You notice a pistol lying on a nearby table. The inmate is a large target, it would be hard to miss at this range. D</text:span><text:span text:style-name="T8">o you take the shot (←) or not </text:span><text:span text:style-name="T9">(→) </text:span><text:span text:style-name="T8">?</text:span></text:p>
      <text:p text:style-name="P4"/>
      <text:p text:style-name="P5">The <text:span text:style-name="T10">inmate crumple</text:span><text:span text:style-name="T11">s, </text:span><text:span text:style-name="T12">the family jolts back. Your pistol is still smoking when one of the officers takes aim, and fires...</text:span></text:p>
      <text:p text:style-name="P5"/>
      <text:p text:style-name="P6">You leave the station as sneakily as possible, <text:span text:style-name="T13">hearing gunshots </text:span><text:span text:style-name="T14">come from behind you. A few screams ring out, but they quickly fade away. Looks like you’ll continue </text:span><text:span text:style-name="T24">to live</text:span><text:span text:style-name="T14"> free, </text:span><text:span text:style-name="T15">or at least until the police catch you again…</text:span></text:p>
      <text:p text:style-name="P6"/>
      <text:p text:style-name="P7">An officer comes to fetch you from your cell to make a deposition. <text:span text:style-name="T16">You’ll definitely be charged with manslaughter, </text:span><text:span text:style-name="T17">they caught you with the crime weapon in hand, that cursed lever</text:span><text:span text:style-name="T16">. </text:span><text:span text:style-name="T18">As you walk through the police station hall on your way to the interrogation room, your mind wanders. Will you ever be free again? How long will you have to stay in </text:span><text:span text:style-name="T19">prison</text:span><text:span text:style-name="T18"> for? </text:span><text:span text:style-name="T20">You could probably walk away scot free with a good enough lawyer. Do you pay the best lawyer in town (←) or not (→) ?</text:span></text:p>
      <text:p text:style-name="P7"/>
      <text:p text:style-name="P8">The trial is expeditious. It’s obvious, how could you have been condemned when you clearly saved four lives? The evidence is irrefutable, the jury is unanimous. You are a free man. <text:span text:style-name="T21">However, that lawyer cost a pretty penny. Looks like you’ll have to make due with a cardboard bow for the foreseeable future.</text:span></text:p>
      <text:p text:style-name="P8"/>
      <text:p text:style-name="P9">The trial is expeditious. It’s obvious, how could you <text:span text:style-name="T22">not be the culprit when the police caught you red handed at the scene of the crime</text:span>? The evidence is irrefutable, the jury is unanimous. You are a <text:span text:style-name="T22">criminal</text:span>. <text:span text:style-name="T23">You better hope the inmates treat you well, because you’re going to stay in that hole for a long while.</text:span></text:p>
      <text:p text:style-name="P9"/>
      <text:p text:style-name="P10">The tr<text:span text:style-name="T27">olley speeds by, its direction unchanged. Five innocent people lose their lives, </text:span><text:span text:style-name="T28">but you had nothing to do with it. Your hands are clean; your conscience, </text:span><text:span text:style-name="T29">however, is another story</text:span><text:span text:style-name="T28">.</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9:54:27.047980053</meta:creation-date>
    <dc:date>2025-09-21T20:43:08.362767351</dc:date>
    <meta:editing-duration>PT48M19S</meta:editing-duration>
    <meta:editing-cycles>46</meta:editing-cycles>
    <meta:generator>LibreOffice/24.2.7.2$Linux_X86_64 LibreOffice_project/420$Build-2</meta:generator>
    <meta:document-statistic meta:table-count="0" meta:image-count="0" meta:object-count="0" meta:page-count="1" meta:paragraph-count="10" meta:word-count="591" meta:character-count="3218" meta:non-whitespace-character-count="2633"/>
  </office:meta>
</office:document-meta>
</file>